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3.761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objectwithoutfill">
      <style:graphic-properties svg:stroke-width="0.106cm" svg:stroke-color="#ff3838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hatch" draw:fill-color="#cccccc" draw:fill-hatch-name="Black_20_45_20_Degrees_20_Wide" draw:textarea-horizontal-align="justify" draw:textarea-vertical-align="middle" draw:auto-grow-height="false" fo:min-height="2.262cm" fo:min-width="3.282cm" fo:padding-top="0.139cm" fo:padding-bottom="0.139cm" fo:padding-left="0.264cm" fo:padding-right="0.264cm" draw:shadow="hidden" draw:shadow-offset-x="0.282cm" draw:shadow-offset-y="0.282cm" draw:shadow-color="#666666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6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3838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textarea-horizontal-align="justify" draw:textarea-vertical-align="middle" draw:auto-grow-height="false" fo:min-height="0.992cm" fo:min-width="11.41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6d6d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17" style:family="graphic" style:parent-style-name="objectwithoutfill">
      <style:graphic-properties svg:stroke-width="0.106cm" svg:stroke-color="#ff3838" draw:marker-start="Symmetric_20_Arrow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hatch" draw:fill-color="#cccccc" draw:fill-hatch-name="Black_20_45_20_Degrees_20_Wide"/>
      <style:paragraph-properties fo:text-align="center"/>
      <style:text-properties style:font-name="Source Code Pro1" fo:font-size="18pt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hatch" draw:fill-color="#dde8cb" draw:fill-hatch-name="Black_20_45_20_Degrees_20_Wide"/>
      <style:paragraph-properties fo:text-align="center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4.039cm" svg:x="14.499cm" svg:y="16.359cm">
          <text:p text:style-name="P1"><text:span text:style-name="T1">Transport</text:span></text:p>
          <text:p text:style-name="P1"><text:span text:style-name="T1">&amp; Deep </text:span></text:p>
          <text:p text:style-name="P1"><text:span text:style-name="T1">Packet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cm -0.053cm" svg:x1="18.309cm" svg:y1="18.378cm" svg:x2="11.578cm" svg:y2="11.6cm" draw:start-shape="id1" draw:start-glue-point="1" draw:end-shape="id2" draw:end-glue-point="0" svg:d="M18309 18378h796v-7345h-7527v567" svg:viewBox="0 0 7528 7346">
          <text:p/>
        </draw:connector>
        <draw:custom-shape draw:style-name="gr3" draw:text-style-name="P4" xml:id="id3" draw:id="id3" draw:layer="layout" svg:width="3.81cm" svg:height="2.54cm" svg:x="5.228cm" svg:y="0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81cm" svg:height="2.54cm" svg:x="5.225cm" svg:y="3.81cm">
          <text:p text:style-name="P1"><text:span text:style-name="T1">Interne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048cm" svg:height="2.532cm" svg:x="5.609cm" svg:y="7.663cm">
          <text:p text:style-name="P1"><text:span text:style-name="T2">Segment</text:span></text:p>
          <text:p text:style-name="P1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7.133cm" svg:y1="2.54cm" svg:x2="7.13cm" svg:y2="3.81cm" draw:start-shape="id3" draw:start-glue-point="2" draw:end-shape="id4" draw:end-glue-point="0" svg:d="M7133 2540v635h-3v635" svg:viewBox="0 0 4 1271">
          <text:p/>
        </draw:connector>
        <draw:custom-shape draw:style-name="gr4" draw:text-style-name="P5" xml:id="id2" draw:id="id2" draw:layer="layout" svg:width="3.81cm" svg:height="2.54cm" svg:x="9.673cm" svg:y="11.6cm">
          <draw:glue-point draw:id="4" svg:x="-2.459cm" svg:y="6.165cm"/>
          <draw:glue-point draw:id="5" svg:x="2.54cm" svg:y="6.165cm"/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2.545cm" svg:y1="14.14cm" svg:x2="16.404cm" svg:y2="16.359cm" draw:start-shape="id2" draw:start-glue-point="5" draw:end-shape="id1" draw:end-glue-point="0" svg:d="M12545 14140v1250h3859v969" svg:viewBox="0 0 3860 2220">
          <text:p/>
        </draw:connector>
        <draw:connector draw:style-name="gr8" draw:text-style-name="P1" draw:layer="layout" draw:line-skew="-0.008cm" svg:x1="7.133cm" svg:y1="10.195cm" svg:x2="11.578cm" svg:y2="11.6cm" draw:start-shape="id5" draw:start-glue-point="7" draw:end-shape="id2" draw:end-glue-point="0" svg:d="M7133 10195v838h4445v567" svg:viewBox="0 0 4446 1406">
          <text:p/>
        </draw:connector>
        <draw:custom-shape draw:style-name="gr9" draw:text-style-name="P6" xml:id="id6" draw:id="id6" draw:layer="layout" svg:width="3.048cm" svg:height="2.54cm" svg:x="10.048cm" svg:y="17.11cm">
          <text:p text:style-name="P1"><text:span text:style-name="T2">Data</text:span></text:p>
          <text:p text:style-name="P1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7" draw:id="id7" draw:layer="layout" svg:width="3.048cm" svg:height="2.54cm" svg:x="6.203cm" svg:y="17.11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7" draw:layer="layout" svg:x1="11.578cm" svg:y1="14.14cm" svg:x2="11.572cm" svg:y2="17.11cm" draw:start-shape="id2" draw:start-glue-point="2" draw:end-shape="id6" draw:end-glue-point="5" svg:d="M11578 14140v1624h-6v1346" svg:viewBox="0 0 7 2971">
          <text:p/>
        </draw:connector>
        <draw:connector draw:style-name="gr11" draw:text-style-name="P7" draw:layer="layout" svg:x1="10.642cm" svg:y1="14.14cm" svg:x2="7.727cm" svg:y2="17.11cm" draw:start-shape="id2" draw:start-glue-point="4" draw:end-shape="id7" draw:end-glue-point="5" svg:d="M10642 14140v1624h-2915v1346" svg:viewBox="0 0 2916 2971">
          <text:p/>
        </draw:connector>
        <draw:custom-shape draw:style-name="gr12" draw:text-style-name="P8" draw:layer="layout" svg:width="11.938cm" svg:height="1.27cm" svg:x="3.434cm" svg:y="20.947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.339cm" svg:y1="20.855cm" svg:x2="4.339cm" svg:y2="12.827cm">
          <text:p/>
        </draw:line>
        <draw:line draw:style-name="gr14" draw:text-style-name="P3" draw:layer="layout" svg:x1="4.339cm" svg:y1="12.854cm" svg:x2="9.673cm" svg:y2="12.87cm">
          <text:p/>
        </draw:line>
        <draw:line draw:style-name="gr14" draw:text-style-name="P3" draw:layer="layout" svg:x1="7.641cm" svg:y1="20.855cm" svg:x2="7.641cm" svg:y2="19.712cm">
          <text:p/>
        </draw:line>
        <draw:line draw:style-name="gr14" draw:text-style-name="P3" draw:layer="layout" svg:x1="11.578cm" svg:y1="19.712cm" svg:x2="11.583cm" svg:y2="20.998cm">
          <text:p/>
        </draw:line>
        <draw:custom-shape draw:style-name="gr9" draw:text-style-name="P6" xml:id="id8" draw:id="id8" draw:layer="layout" svg:width="3.048cm" svg:height="2.54cm" svg:x="18.388cm" svg:y="7.628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xml:id="id12" draw:id="id12" draw:layer="layout" svg:x1="13.483cm" svg:y1="12.87cm" svg:x2="19.912cm" svg:y2="10.168cm" draw:start-shape="id2" draw:start-glue-point="1" draw:end-shape="id8" draw:end-glue-point="7" svg:d="M13483 12870h6429v-2702" svg:viewBox="0 0 6430 2703">
          <text:p/>
        </draw:connector>
        <draw:custom-shape draw:style-name="gr4" draw:text-style-name="P5" xml:id="id9" draw:id="id9" draw:layer="layout" svg:width="3.81cm" svg:height="2.54cm" svg:x="18.007cm" svg:y="3.81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10" draw:id="id10" draw:layer="layout" svg:width="3.048cm" svg:height="2.54cm" draw:transform="rotate (-3.14159265358979) translate (17.337cm 2.54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19.912cm" svg:y1="7.628cm" svg:x2="19.912cm" svg:y2="6.35cm" draw:start-shape="id8" draw:start-glue-point="5" draw:end-shape="id9" draw:end-glue-point="2" svg:d="M19912 7628v-1278" svg:viewBox="0 0 1 1279">
          <text:p/>
        </draw:connector>
        <draw:connector draw:style-name="gr8" draw:text-style-name="P1" draw:layer="layout" svg:x1="19.912cm" svg:y1="3.81cm" svg:x2="17.337cm" svg:y2="1.271cm" draw:start-shape="id9" draw:start-glue-point="0" draw:end-shape="id10" draw:end-glue-point="8" svg:d="M19912 3810v-2539h-2575" svg:viewBox="0 0 2576 2540">
          <text:p/>
        </draw:connector>
        <draw:connector draw:style-name="gr8" draw:text-style-name="P1" draw:layer="layout" svg:x1="14.29cm" svg:y1="1.271cm" svg:x2="9.038cm" svg:y2="1.27cm" draw:start-shape="id10" draw:start-glue-point="6" draw:end-shape="id3" draw:end-glue-point="1" svg:d="M14290 1271h-2628v-1h-2624" svg:viewBox="0 0 5253 2">
          <text:p/>
        </draw:connector>
        <draw:custom-shape draw:style-name="gr16" draw:text-style-name="P2" xml:id="id11" draw:id="id11" draw:layer="layout" svg:width="3.81cm" svg:height="2.54cm" svg:x="0cm" svg:y="7.655cm">
          <text:p text:style-name="P1"><text:span text:style-name="T1">Internet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13cm" svg:y1="6.35cm" svg:x2="1.905cm" svg:y2="7.655cm" draw:start-shape="id4" draw:start-glue-point="2" draw:end-shape="id11" draw:end-glue-point="0" svg:d="M7130 6350v796h-2471v-5h-2754v514" svg:viewBox="0 0 5226 1306">
          <text:p/>
        </draw:connector>
        <draw:connector draw:style-name="gr8" draw:text-style-name="P1" draw:layer="layout" svg:x1="7.13cm" svg:y1="6.35cm" svg:x2="7.133cm" svg:y2="7.663cm" draw:start-shape="id4" draw:start-glue-point="2" draw:end-shape="id5" draw:end-glue-point="5" svg:d="M7130 6350v796h3v517" svg:viewBox="0 0 4 1314">
          <text:p/>
        </draw:connector>
        <draw:connector draw:style-name="gr7" draw:text-style-name="P3" draw:layer="layout" svg:x1="3.81cm" svg:y1="8.925cm" svg:x2="5.609cm" svg:y2="8.929cm" draw:start-shape="id11" draw:start-glue-point="1" draw:end-shape="id5" draw:end-glue-point="6" svg:d="M3810 8925h1039v4h760" svg:viewBox="0 0 1800 5">
          <text:p/>
        </draw:connector>
        <draw:connector draw:style-name="gr17" draw:text-style-name="P3" draw:layer="layout" svg:x1="13.096cm" svg:y1="18.38cm" svg:x2="14.499cm" svg:y2="18.378cm" draw:start-shape="id6" draw:start-glue-point="8" draw:end-shape="id1" draw:end-glue-point="3" svg:d="M13096 18380h845v-2h558" svg:viewBox="0 0 1404 3">
          <text:p/>
        </draw:connector>
        <draw:custom-shape draw:style-name="gr16" draw:text-style-name="P2" xml:id="id13" draw:id="id13" draw:layer="layout" svg:width="3.81cm" svg:height="2.54cm" svg:x="23.262cm" svg:y="7.622cm">
          <text:p text:style-name="P1"><text:span text:style-name="T1">Outgoing</text:span></text:p>
          <text:p text:style-name="P1"><text:span text:style-name="T1">Firewal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912cm" svg:y1="12.87cm" svg:x2="25.167cm" svg:y2="10.162cm" draw:start-shape="id12" draw:start-glue-point="0" draw:end-shape="id13" draw:end-glue-point="2" svg:d="M19912 12870h5255v-2708" svg:viewBox="0 0 5256 2709">
          <text:p/>
        </draw:connector>
        <draw:connector draw:style-name="gr7" draw:text-style-name="P3" draw:layer="layout" svg:x1="23.262cm" svg:y1="8.892cm" svg:x2="21.436cm" svg:y2="8.898cm" draw:start-shape="id13" draw:start-glue-point="3" draw:end-shape="id8" draw:end-glue-point="8" svg:d="M23262 8892h-769v6h-1057" svg:viewBox="0 0 1827 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381cm" fo:page-height="22.2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5:06:09.898223905</dc:date>
    <meta:editing-duration>PT57M5S</meta:editing-duration>
    <meta:editing-cycles>16</meta:editing-cycles>
    <meta:generator>LibreOffice/6.3.0.4$Linux_X86_64 LibreOffice_project/30$Build-4</meta:generator>
    <meta:document-statistic meta:object-count="33"/>
  </office:meta>
</office:document-meta>
</file>